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14eb3f" officeooo:paragraph-rsid="0014eb3f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4eb3f" officeooo:paragraph-rsid="0014eb3f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OSS CODES FOR ROVER AUTOMATED ROVER SIMULATION</text:p>
      <text:p text:style-name="P2"/>
      <text:p text:style-name="P2">CODE:</text:p>
      <text:p text:style-name="P2"/>
      <text:p text:style-name="P1"/>
      <text:p text:style-name="P1">setup.py (in ROS2 using Gazebo for our rover).</text:p>
      <text:p text:style-name="P1">from setuptools import find_packages, setup</text:p>
      <text:p text:style-name="P1">import os</text:p>
      <text:p text:style-name="P1"/>
      <text:p text:style-name="P1">package_name = 'my_package'</text:p>
      <text:p text:style-name="P1"/>
      <text:p text:style-name="P1">setup(</text:p>
      <text:p text:style-name="P1"><text:s text:c="4"/>name=package_name,</text:p>
      <text:p text:style-name="P1"><text:s text:c="4"/>version='0.0.0',</text:p>
      <text:p text:style-name="P1"><text:s text:c="4"/>packages=find_packages(exclude=['test']),</text:p>
      <text:p text:style-name="P1"><text:s text:c="4"/>data_files=[</text:p>
      <text:p text:style-name="P1"><text:s text:c="8"/>('share/ament_index/resource_index/packages',</text:p>
      <text:p text:style-name="P1"><text:s text:c="12"/>['resource/' + package_name]),</text:p>
      <text:p text:style-name="P1"><text:s text:c="8"/>('share/' + package_name, ['package.xml']),</text:p>
      <text:p text:style-name="P1"><text:s text:c="8"/># Include the launch folder and files</text:p>
      <text:p text:style-name="P1"><text:s text:c="8"/>('share/' + package_name + '/launch', [</text:p>
      <text:p text:style-name="P1"><text:s text:c="12"/>'launch/robot_gazebo_launch.py', <text:s/># Correct launch file name</text:p>
      <text:p text:style-name="P1"><text:s text:c="8"/>]),</text:p>
      <text:p text:style-name="P1"><text:s text:c="8"/># Optional: include URDF/XACRO folder if you want portable paths</text:p>
      <text:p text:style-name="P1"><text:s text:c="8"/>('share/' + package_name + '/urdf', [</text:p>
      <text:p text:style-name="P1"><text:s text:c="12"/>'urdf/farm_robot.urdf.xacro',</text:p>
      <text:p text:style-name="P1"><text:s text:c="8"/>]),</text:p>
      <text:p text:style-name="P1"><text:s text:c="4"/>],</text:p>
      <text:p text:style-name="P1"><text:s text:c="4"/>install_requires=['setuptools'],</text:p>
      <text:p text:style-name="P1"><text:s text:c="4"/>zip_safe=True,</text:p>
      <text:p text:style-name="P1"><text:s text:c="4"/>maintainer='veer',</text:p>
      <text:p text:style-name="P1"><text:s text:c="4"/>maintainer_email='veer@todo.todo',</text:p>
      <text:p text:style-name="P1"><text:soft-page-break/><text:s text:c="4"/>description='ROS2 package for farm robot coverage',</text:p>
      <text:p text:style-name="P1"><text:s text:c="4"/>license='MIT',</text:p>
      <text:p text:style-name="P1"><text:s text:c="4"/>tests_require=['pytest'],</text:p>
      <text:p text:style-name="P1"><text:s text:c="4"/>entry_points={</text:p>
      <text:p text:style-name="P1"><text:s text:c="8"/>'console_scripts': [</text:p>
      <text:p text:style-name="P1"><text:s text:c="12"/># Correct node path inside farm_robot_nodes folder</text:p>
      <text:p text:style-name="P1"><text:s text:c="12"/>'input_and_coverage = my_package.input_and_coverage:main',</text:p>
      <text:p text:style-name="P1"><text:s text:c="8"/>],</text:p>
      <text:p text:style-name="P1"><text:s text:c="4"/>},</text:p>
      <text:p text:style-name="P1">)</text:p>
      <text:p text:style-name="P1"/>
      <text:p text:style-name="P1"/>
      <text:p text:style-name="P1">input_and_coverage.py</text:p>
      <text:p text:style-name="P1">import os</text:p>
      <text:p text:style-name="P1">import time</text:p>
      <text:p text:style-name="P1">import math</text:p>
      <text:p text:style-name="P1">import subprocess</text:p>
      <text:p text:style-name="P1">import rclpy</text:p>
      <text:p text:style-name="P1">from rclpy.node import Node</text:p>
      <text:p text:style-name="P1">from geometry_msgs.msg import Twist</text:p>
      <text:p text:style-name="P1">from gazebo_msgs.srv import SpawnEntity</text:p>
      <text:p text:style-name="P1">from ament_index_python.packages import get_package_share_directory</text:p>
      <text:p text:style-name="P1">from nav_msgs.msg import Odometry</text:p>
      <text:p text:style-name="P1">import tf_transformations <text:s/># quaternion → yaw</text:p>
      <text:p text:style-name="P1"/>
      <text:p text:style-name="P1">def ang_norm(a):</text:p>
      <text:p text:style-name="P1"><text:s text:c="4"/>"""Normalize angle to [-pi, pi]."""</text:p>
      <text:p text:style-name="P1"><text:s text:c="4"/>return (a + math.pi) % (2 * math.pi) - math.pi</text:p>
      <text:p text:style-name="P1"/>
      <text:p text:style-name="P1">def clamp(v, lo, hi):</text:p>
      <text:p text:style-name="P1"><text:s text:c="4"/>return max(lo, min(hi, v))</text:p>
      <text:p text:style-name="P1"/>
      <text:p text:style-name="P1">class InputAndCoverage(Node):</text:p>
      <text:p text:style-name="P1"><text:soft-page-break/><text:s text:c="4"/>def __init__(self):</text:p>
      <text:p text:style-name="P1"><text:s text:c="8"/>super().__init__('input_and_coverage')</text:p>
      <text:p text:style-name="P1"/>
      <text:p text:style-name="P1"><text:s text:c="8"/># ========= 1) User input =========</text:p>
      <text:p text:style-name="P1"><text:s text:c="8"/>try:</text:p>
      <text:p text:style-name="P1"><text:s text:c="12"/>self.field_width = float(input("Enter field width (Y-axis, Acres): "))</text:p>
      <text:p text:style-name="P1"><text:s text:c="12"/>self.field_length = float(input("Enter field length (X-axis, Acres): "))</text:p>
      <text:p text:style-name="P1"><text:s text:c="12"/>self.lane_width = float(input("Enter lane width (meters): "))</text:p>
      <text:p text:style-name="P1"><text:s text:c="8"/>except ValueError:</text:p>
      <text:p text:style-name="P1"><text:s text:c="12"/>self.get_logger().warn("Invalid input! Using defaults width=6, length=12, lane=1")</text:p>
      <text:p text:style-name="P1"><text:s text:c="12"/>self.field_width = 6.0</text:p>
      <text:p text:style-name="P1"><text:s text:c="12"/>self.field_length = 12.0</text:p>
      <text:p text:style-name="P1"><text:s text:c="12"/>self.lane_width = 1.0</text:p>
      <text:p text:style-name="P1"/>
      <text:p text:style-name="P1"><text:s text:c="8"/>self.num_lanes = max(1, int(self.field_width / self.lane_width))</text:p>
      <text:p text:style-name="P1"/>
      <text:p text:style-name="P1"><text:s text:c="8"/># ========= 2) Buffers =========</text:p>
      <text:p text:style-name="P1"><text:s text:c="8"/>self.start_buffer = 0.5 <text:s/># meters at start of lane</text:p>
      <text:p text:style-name="P1"><text:s text:c="8"/>self.end_buffer = 0.5 <text:s text:c="3"/># meters at end of lane</text:p>
      <text:p text:style-name="P1"><text:s text:c="8"/>self.turn_buffer = 1.0 <text:s text:c="2"/># meters reserved for turning &amp; shifting</text:p>
      <text:p text:style-name="P1"/>
      <text:p text:style-name="P1"><text:s text:c="8"/># ========= 3) Service client =========</text:p>
      <text:p text:style-name="P1"><text:s text:c="8"/>self.spawn_client = self.create_client(SpawnEntity, '/spawn_entity')</text:p>
      <text:p text:style-name="P1"><text:s text:c="8"/>while not self.spawn_client.wait_for_service(timeout_sec=1.0):</text:p>
      <text:p text:style-name="P1"><text:s text:c="12"/>self.get_logger().info("⏳ Waiting for /spawn_entity service...")</text:p>
      <text:p text:style-name="P1"/>
      <text:p text:style-name="P1"><text:soft-page-break/><text:s text:c="8"/># ========= 4) Publisher =========</text:p>
      <text:p text:style-name="P1"><text:s text:c="8"/>self.pub_cmd = self.create_publisher(Twist, '/cmd_vel', 10)</text:p>
      <text:p text:style-name="P1"><text:s text:c="8"/>self.current_cmd = Twist()</text:p>
      <text:p text:style-name="P1"><text:s text:c="8"/>self.create_timer(0.1, self.publish_cmd)</text:p>
      <text:p text:style-name="P1"/>
      <text:p text:style-name="P1"><text:s text:c="8"/># ========= 5) Odometry subscriber =========</text:p>
      <text:p text:style-name="P1"><text:s text:c="8"/>self.robot_pose = None</text:p>
      <text:p text:style-name="P1"><text:s text:c="8"/>self.create_subscription(Odometry, '/odom', self.odom_cb, 10)</text:p>
      <text:p text:style-name="P1"/>
      <text:p text:style-name="P1"><text:s text:c="8"/># ========= 6) Motion params =========</text:p>
      <text:p text:style-name="P1"><text:s text:c="8"/>self.linear_speed = 0.5</text:p>
      <text:p text:style-name="P1"><text:s text:c="8"/>self.angular_speed = 0.8</text:p>
      <text:p text:style-name="P1"><text:s text:c="8"/>self.kp_y = 1.5 <text:s text:c="7"/># stronger lane centering</text:p>
      <text:p text:style-name="P1"><text:s text:c="8"/>self.kp_turn = 3.0 <text:s text:c="4"/># stronger turning</text:p>
      <text:p text:style-name="P1"><text:s text:c="8"/>self.yaw_tol = math.radians(2.0) <text:s/># stricter yaw tolerance</text:p>
      <text:p text:style-name="P1"/>
      <text:p text:style-name="P1"><text:s text:c="8"/># ========= 7) State machine =========</text:p>
      <text:p text:style-name="P1"><text:s text:c="8"/>self.state = 'STRAIGHT'</text:p>
      <text:p text:style-name="P1"><text:s text:c="8"/>self.current_lane = 0</text:p>
      <text:p text:style-name="P1"><text:s text:c="8"/>self.coverage_logged = False</text:p>
      <text:p text:style-name="P1"/>
      <text:p text:style-name="P1"><text:s text:c="8"/># Lane refs</text:p>
      <text:p text:style-name="P1"><text:s text:c="8"/>self.lane_ref_y = None</text:p>
      <text:p text:style-name="P1"><text:s text:c="8"/>self.lane_ref_x = None</text:p>
      <text:p text:style-name="P1"><text:s text:c="8"/>self.shift_start_y = None</text:p>
      <text:p text:style-name="P1"><text:s text:c="8"/>self.turn_target_yaw = None</text:p>
      <text:p text:style-name="P1"/>
      <text:p text:style-name="P1"><text:s text:c="8"/># Lane start markers</text:p>
      <text:p text:style-name="P1"><text:s text:c="8"/>self.lane_start_x = None</text:p>
      <text:p text:style-name="P1"><text:s text:c="8"/>self.lane_start_y = None</text:p>
      <text:p text:style-name="P1"/>
      <text:p text:style-name="P1"><text:s text:c="8"/>self.dt = 0.1</text:p>
      <text:p text:style-name="P1"><text:s text:c="8"/>self.create_timer(self.dt, self.timer_cb)</text:p>
      <text:p text:style-name="P1"/>
      <text:p text:style-name="P1"><text:soft-page-break/><text:s text:c="8"/># ========= 8) Spawn field and robot =========</text:p>
      <text:p text:style-name="P1"><text:s text:c="8"/>self.spawn_field_then_robot()</text:p>
      <text:p text:style-name="P1"/>
      <text:p text:style-name="P1"><text:s text:c="4"/># ------------------ Helpers ------------------</text:p>
      <text:p text:style-name="P1"><text:s text:c="4"/>def get_yaw(self):</text:p>
      <text:p text:style-name="P1"><text:s text:c="8"/>q = self.robot_pose.orientation</text:p>
      <text:p text:style-name="P1"><text:s text:c="8"/>_, _, yaw = tf_transformations.euler_from_quaternion([q.x, q.y, q.z, q.w])</text:p>
      <text:p text:style-name="P1"><text:s text:c="8"/>return yaw</text:p>
      <text:p text:style-name="P1"/>
      <text:p text:style-name="P1"><text:s text:c="4"/>def yaw_for_lane_index(self, lane_idx: int) -&gt; float:</text:p>
      <text:p text:style-name="P1"><text:s text:c="8"/>"""Desired yaw for a straight lane traversal. lane_idx is 0-based: lane 0 -&gt; +X (0.0), lane 1 -&gt; -X (pi), etc."""</text:p>
      <text:p text:style-name="P1"><text:s text:c="8"/>return 0.0 if (lane_idx % 2 == 0) else math.pi</text:p>
      <text:p text:style-name="P1"/>
      <text:p text:style-name="P1"><text:s text:c="4"/># ------------------ ROS I/O ------------------</text:p>
      <text:p text:style-name="P1"><text:s text:c="4"/>def odom_cb(self, msg):</text:p>
      <text:p text:style-name="P1"><text:s text:c="8"/>self.robot_pose = msg.pose.pose</text:p>
      <text:p text:style-name="P1"/>
      <text:p text:style-name="P1"><text:s text:c="4"/>def publish_cmd(self):</text:p>
      <text:p text:style-name="P1"><text:s text:c="8"/>self.pub_cmd.publish(self.current_cmd)</text:p>
      <text:p text:style-name="P1"/>
      <text:p text:style-name="P1"><text:s text:c="4"/>def _run_xacro(self) -&gt; str:</text:p>
      <text:p text:style-name="P1"><text:s text:c="8"/>pkg_share = get_package_share_directory('my_package')</text:p>
      <text:p text:style-name="P1"><text:s text:c="8"/>xacro_path = os.path.join(pkg_share, 'urdf', 'farm_robot.urdf.xacro')</text:p>
      <text:p text:style-name="P1"><text:s text:c="8"/>if not os.path.isfile(xacro_path):</text:p>
      <text:p text:style-name="P1"><text:s text:c="12"/>raise FileNotFoundError(f"xacro not found at {xacro_path}")</text:p>
      <text:p text:style-name="P1"><text:s text:c="8"/>res = subprocess.run(["xacro", xacro_path], check=True, capture_output=True, text=True)</text:p>
      <text:p text:style-name="P1"><text:s text:c="8"/>return res.stdout</text:p>
      <text:p text:style-name="P1"/>
      <text:p text:style-name="P1"><text:s text:c="4"/>def spawn_field_then_robot(self):</text:p>
      <text:p text:style-name="P1"><text:s text:c="8"/>field_sdf = f"""</text:p>
      <text:p text:style-name="P1"><text:soft-page-break/><text:s text:c="8"/>&lt;sdf version='1.6'&gt;</text:p>
      <text:p text:style-name="P1"><text:s text:c="10"/>&lt;model name='field'&gt;</text:p>
      <text:p text:style-name="P1"><text:s text:c="12"/>&lt;static&gt;true&lt;/static&gt;</text:p>
      <text:p text:style-name="P1"><text:s text:c="12"/>&lt;link name='field_link'&gt;</text:p>
      <text:p text:style-name="P1"><text:s text:c="14"/>&lt;collision name='collision'&gt;</text:p>
      <text:p text:style-name="P1"><text:s text:c="16"/>&lt;geometry&gt;</text:p>
      <text:p text:style-name="P1"><text:s text:c="18"/>&lt;box&gt;&lt;size&gt;{self.field_length} {self.field_width} 0.1&lt;/size&gt;&lt;/box&gt;</text:p>
      <text:p text:style-name="P1"><text:s text:c="16"/>&lt;/geometry&gt;</text:p>
      <text:p text:style-name="P1"><text:s text:c="14"/>&lt;/collision&gt;</text:p>
      <text:p text:style-name="P1"><text:s text:c="14"/>&lt;visual name='visual'&gt;</text:p>
      <text:p text:style-name="P1"><text:s text:c="16"/>&lt;geometry&gt;</text:p>
      <text:p text:style-name="P1"><text:s text:c="18"/>&lt;box&gt;&lt;size&gt;{self.field_length} {self.field_width} 0.1&lt;/size&gt;&lt;/box&gt;</text:p>
      <text:p text:style-name="P1"><text:s text:c="16"/>&lt;/geometry&gt;</text:p>
      <text:p text:style-name="P1"><text:s text:c="16"/>&lt;material&gt;</text:p>
      <text:p text:style-name="P1"><text:s text:c="18"/>&lt;ambient&gt;0.1 0.6 0.1 1&lt;/ambient&gt;</text:p>
      <text:p text:style-name="P1"><text:s text:c="18"/>&lt;diffuse&gt;0.1 0.8 0.1 1&lt;/diffuse&gt;</text:p>
      <text:p text:style-name="P1"><text:s text:c="16"/>&lt;/material&gt;</text:p>
      <text:p text:style-name="P1"><text:s text:c="14"/>&lt;/visual&gt;</text:p>
      <text:p text:style-name="P1"><text:s text:c="12"/>&lt;/link&gt;</text:p>
      <text:p text:style-name="P1"><text:s text:c="10"/>&lt;/model&gt;</text:p>
      <text:p text:style-name="P1"><text:s text:c="8"/>&lt;/sdf&gt;</text:p>
      <text:p text:style-name="P1"><text:s text:c="8"/>""".strip()</text:p>
      <text:p text:style-name="P1"><text:s text:c="8"/>req = SpawnEntity.Request()</text:p>
      <text:p text:style-name="P1"><text:s text:c="8"/>req.name = "field"</text:p>
      <text:p text:style-name="P1"><text:s text:c="8"/>req.xml = field_sdf</text:p>
      <text:p text:style-name="P1"><text:s text:c="8"/>req.reference_frame = "world"</text:p>
      <text:p text:style-name="P1"><text:s text:c="8"/>req.initial_pose.position.x = 0.0</text:p>
      <text:p text:style-name="P1"><text:s text:c="8"/>req.initial_pose.position.y = 0.0</text:p>
      <text:p text:style-name="P1"><text:s text:c="8"/>req.initial_pose.position.z = 0.05</text:p>
      <text:p text:style-name="P1"><text:s text:c="8"/>fut = self.spawn_client.call_async(req)</text:p>
      <text:p text:style-name="P1"/>
      <text:p text:style-name="P1"><text:s text:c="8"/>def _after_field(_):</text:p>
      <text:p text:style-name="P1"><text:s text:c="12"/>self.get_logger().info(</text:p>
      <text:p text:style-name="P1"><text:soft-page-break/><text:s text:c="16"/>f"✅ Field created length={self.field_length}m, width={self.field_width}m, "</text:p>
      <text:p text:style-name="P1"><text:s text:c="16"/>f"lane width={self.lane_width}m, lanes={self.num_lanes}"</text:p>
      <text:p text:style-name="P1"><text:s text:c="12"/>)</text:p>
      <text:p text:style-name="P1"><text:s text:c="12"/>time.sleep(0.5)</text:p>
      <text:p text:style-name="P1"><text:s text:c="12"/>self.spawn_robot()</text:p>
      <text:p text:style-name="P1"/>
      <text:p text:style-name="P1"><text:s text:c="8"/>fut.add_done_callback(_after_field)</text:p>
      <text:p text:style-name="P1"/>
      <text:p text:style-name="P1"><text:s text:c="4"/>def spawn_robot(self):</text:p>
      <text:p text:style-name="P1"><text:s text:c="8"/>try:</text:p>
      <text:p text:style-name="P1"><text:s text:c="12"/>robot_xml = self._run_xacro()</text:p>
      <text:p text:style-name="P1"><text:s text:c="8"/>except Exception as e:</text:p>
      <text:p text:style-name="P1"><text:s text:c="12"/>self.get_logger().error(f"Failed to generate robot from xacro: {e}")</text:p>
      <text:p text:style-name="P1"><text:s text:c="12"/>return</text:p>
      <text:p text:style-name="P1"/>
      <text:p text:style-name="P1"><text:s text:c="8"/>x = -(self.field_length / 2.0) + self.turn_buffer</text:p>
      <text:p text:style-name="P1"><text:s text:c="8"/>lane_index = 0</text:p>
      <text:p text:style-name="P1"><text:s text:c="8"/>y = -(self.field_width / 2.0) + (lane_index + 0.5) * self.lane_width</text:p>
      <text:p text:style-name="P1"><text:s text:c="8"/>z = 0.20</text:p>
      <text:p text:style-name="P1"/>
      <text:p text:style-name="P1"><text:s text:c="8"/>req = SpawnEntity.Request()</text:p>
      <text:p text:style-name="P1"><text:s text:c="8"/>req.name = "farm_robot"</text:p>
      <text:p text:style-name="P1"><text:s text:c="8"/>req.xml = robot_xml</text:p>
      <text:p text:style-name="P1"><text:s text:c="8"/>req.reference_frame = "world"</text:p>
      <text:p text:style-name="P1"><text:s text:c="8"/>req.initial_pose.position.x = x</text:p>
      <text:p text:style-name="P1"><text:s text:c="8"/>req.initial_pose.position.y = y</text:p>
      <text:p text:style-name="P1"><text:s text:c="8"/>req.initial_pose.position.z = z</text:p>
      <text:p text:style-name="P1"><text:s text:c="8"/>self.spawn_client.call_async(req)</text:p>
      <text:p text:style-name="P1"/>
      <text:p text:style-name="P1"><text:s text:c="8"/>self.get_logger().info(f"🤖 Robot spawned at bottom-left (x={x:.2f}, y={y:.2f}) facing +X")</text:p>
      <text:p text:style-name="P1"><text:soft-page-break/><text:s text:c="8"/>self.lane_start_x = x</text:p>
      <text:p text:style-name="P1"><text:s text:c="8"/>self.lane_start_y = y</text:p>
      <text:p text:style-name="P1"><text:s text:c="8"/>self.get_logger().info(</text:p>
      <text:p text:style-name="P1"><text:s text:c="12"/>f"➡️ Starting lane 1 from (x={self.lane_start_x:.2f}, y={self.lane_start_y:.2f})"</text:p>
      <text:p text:style-name="P1"><text:s text:c="8"/>)</text:p>
      <text:p text:style-name="P1"/>
      <text:p text:style-name="P1"><text:s text:c="4"/># ------------------ State Machine ------------------</text:p>
      <text:p text:style-name="P1"><text:s text:c="4"/>def timer_cb(self):</text:p>
      <text:p text:style-name="P1"><text:s text:c="8"/>if self.robot_pose is None:</text:p>
      <text:p text:style-name="P1"><text:s text:c="12"/>return</text:p>
      <text:p text:style-name="P1"/>
      <text:p text:style-name="P1"><text:s text:c="8"/>if self.current_lane &gt;= self.num_lanes:</text:p>
      <text:p text:style-name="P1"><text:s text:c="12"/>self.current_cmd = Twist()</text:p>
      <text:p text:style-name="P1"><text:s text:c="12"/>if not self.coverage_logged:</text:p>
      <text:p text:style-name="P1"><text:s text:c="16"/>self.get_logger().info("✅ Coverage complete, robot stopped.")</text:p>
      <text:p text:style-name="P1"><text:s text:c="16"/>self.coverage_logged = True</text:p>
      <text:p text:style-name="P1"><text:s text:c="12"/>return</text:p>
      <text:p text:style-name="P1"/>
      <text:p text:style-name="P1"><text:s text:c="8"/>lane_idx = self.current_lane</text:p>
      <text:p text:style-name="P1"><text:s text:c="8"/>lane_num = lane_idx + 1</text:p>
      <text:p text:style-name="P1"><text:s text:c="8"/>moving_forward = (lane_idx % 2 == 0)</text:p>
      <text:p text:style-name="P1"><text:s text:c="8"/>x = self.robot_pose.position.x</text:p>
      <text:p text:style-name="P1"><text:s text:c="8"/>y = self.robot_pose.position.y</text:p>
      <text:p text:style-name="P1"><text:s text:c="8"/>yaw = self.get_yaw()</text:p>
      <text:p text:style-name="P1"/>
      <text:p text:style-name="P1"><text:s text:c="8"/>self.get_logger().info(</text:p>
      <text:p text:style-name="P1"><text:s text:c="12"/>f"[DEBUG] State={self.state}, Lane={lane_num}/{self.num_lanes}, "</text:p>
      <text:p text:style-name="P1"><text:s text:c="12"/>f"x={x:.2f}, y={y:.2f}, yaw={math.degrees(yaw):.1f}°"</text:p>
      <text:p text:style-name="P1"><text:s text:c="8"/>)</text:p>
      <text:p text:style-name="P1"/>
      <text:p text:style-name="P1"><text:s text:c="8"/># --- STRAIGHT ---</text:p>
      <text:p text:style-name="P1"><text:s text:c="8"/>if self.state == 'STRAIGHT':</text:p>
      <text:p text:style-name="P1"><text:soft-page-break/><text:s text:c="12"/>if self.lane_ref_y is None:</text:p>
      <text:p text:style-name="P1"><text:s text:c="16"/>self.lane_ref_y = y</text:p>
      <text:p text:style-name="P1"><text:s text:c="16"/>self.lane_ref_x = x</text:p>
      <text:p text:style-name="P1"><text:s text:c="16"/>self.get_logger().info(f"➡️ STRAIGHT on lane {lane_num}")</text:p>
      <text:p text:style-name="P1"/>
      <text:p text:style-name="P1"><text:s text:c="12"/>self.current_cmd.linear.x = self.linear_speed</text:p>
      <text:p text:style-name="P1"/>
      <text:p text:style-name="P1"><text:s text:c="12"/>lane_center_y = -(self.field_width / 2.0) + (self.current_lane + 0.5) * self.lane_width</text:p>
      <text:p text:style-name="P1"><text:s text:c="12"/>y_err = y - lane_center_y</text:p>
      <text:p text:style-name="P1"/>
      <text:p text:style-name="P1"><text:s text:c="12"/># Correct yaw while moving straight</text:p>
      <text:p text:style-name="P1"><text:s text:c="12"/>desired_yaw = self.yaw_for_lane_index(lane_idx)</text:p>
      <text:p text:style-name="P1"><text:s text:c="12"/>yaw_err = ang_norm(desired_yaw - yaw)</text:p>
      <text:p text:style-name="P1"><text:s text:c="12"/>self.current_cmd.angular.z = clamp(-self.kp_y * y_err + 0.5*yaw_err, -self.angular_speed, self.angular_speed)</text:p>
      <text:p text:style-name="P1"/>
      <text:p text:style-name="P1"><text:s text:c="12"/>if moving_forward:</text:p>
      <text:p text:style-name="P1"><text:s text:c="16"/>progress = x - self.lane_ref_x</text:p>
      <text:p text:style-name="P1"><text:s text:c="12"/>else:</text:p>
      <text:p text:style-name="P1"><text:s text:c="16"/>progress = self.lane_ref_x - x</text:p>
      <text:p text:style-name="P1"><text:s text:c="12"/>progress = max(0.0, progress)</text:p>
      <text:p text:style-name="P1"><text:s text:c="12"/>max_prog = self.field_length - 2 * self.turn_buffer</text:p>
      <text:p text:style-name="P1"><text:s text:c="12"/>self.get_logger().info(f"[STRAIGHT] prog={progress:.2f}/{max_prog:.2f}")</text:p>
      <text:p text:style-name="P1"/>
      <text:p text:style-name="P1"><text:s text:c="12"/>if progress &gt;= max_prog:</text:p>
      <text:p text:style-name="P1"><text:s text:c="16"/>if lane_num == self.num_lanes:</text:p>
      <text:p text:style-name="P1"><text:s text:c="20"/>self.current_lane = self.num_lanes</text:p>
      <text:p text:style-name="P1"><text:s text:c="20"/>self.current_cmd = Twist()</text:p>
      <text:p text:style-name="P1"><text:s text:c="20"/>self.get_logger().info("🏁 Final lane complete → stopping")</text:p>
      <text:p text:style-name="P1"><text:s text:c="20"/>return</text:p>
      <text:p text:style-name="P1"><text:s text:c="16"/>self.turn_target_yaw = ang_norm(math.pi / 2.0)</text:p>
      <text:p text:style-name="P1"><text:soft-page-break/><text:s text:c="16"/>self.state = 'TURN1'</text:p>
      <text:p text:style-name="P1"><text:s text:c="16"/>self.current_cmd = Twist()</text:p>
      <text:p text:style-name="P1"><text:s text:c="16"/>self.get_logger().info(f"↪️ Lane {lane_num} end → TURN1 target=90°")</text:p>
      <text:p text:style-name="P1"><text:s text:c="16"/>self.lane_ref_y = None</text:p>
      <text:p text:style-name="P1"><text:s text:c="16"/>self.lane_ref_x = None</text:p>
      <text:p text:style-name="P1"/>
      <text:p text:style-name="P1"><text:s text:c="8"/># --- TURN1 ---</text:p>
      <text:p text:style-name="P1"><text:s text:c="8"/>elif self.state == 'TURN1':</text:p>
      <text:p text:style-name="P1"><text:s text:c="12"/>err = ang_norm(self.turn_target_yaw - yaw)</text:p>
      <text:p text:style-name="P1"><text:s text:c="12"/>if abs(err) &lt; self.yaw_tol:</text:p>
      <text:p text:style-name="P1"><text:s text:c="16"/>self.shift_start_y = y</text:p>
      <text:p text:style-name="P1"><text:s text:c="16"/>self.state = 'SHIFT'</text:p>
      <text:p text:style-name="P1"><text:s text:c="16"/>self.current_cmd = Twist()</text:p>
      <text:p text:style-name="P1"><text:s text:c="16"/>self.get_logger().info("↕️ SHIFT to next lane")</text:p>
      <text:p text:style-name="P1"><text:s text:c="12"/>else:</text:p>
      <text:p text:style-name="P1"><text:s text:c="16"/># Smooth ramp angular speed for realism</text:p>
      <text:p text:style-name="P1"><text:s text:c="16"/>omega = clamp(self.kp_turn * err, -self.angular_speed, self.angular_speed)</text:p>
      <text:p text:style-name="P1"><text:s text:c="16"/>self.current_cmd.linear.x = 0.0</text:p>
      <text:p text:style-name="P1"><text:s text:c="16"/>self.current_cmd.angular.z = omega</text:p>
      <text:p text:style-name="P1"/>
      <text:p text:style-name="P1"><text:s text:c="8"/># --- SHIFT ---</text:p>
      <text:p text:style-name="P1"><text:s text:c="8"/>elif self.state == 'SHIFT':</text:p>
      <text:p text:style-name="P1"><text:s text:c="12"/>self.current_cmd.linear.x = self.linear_speed</text:p>
      <text:p text:style-name="P1"><text:s text:c="12"/>self.current_cmd.angular.z = 0.0</text:p>
      <text:p text:style-name="P1"><text:s text:c="12"/>dy = y - self.shift_start_y</text:p>
      <text:p text:style-name="P1"><text:s text:c="12"/>if dy &gt;= self.lane_width:</text:p>
      <text:p text:style-name="P1"><text:s text:c="16"/>next_lane_idx = self.current_lane + 1</text:p>
      <text:p text:style-name="P1"><text:s text:c="16"/>self.turn_target_yaw = self.yaw_for_lane_index(next_lane_idx)</text:p>
      <text:p text:style-name="P1"><text:s text:c="16"/>self.state = 'TURN2'</text:p>
      <text:p text:style-name="P1"><text:s text:c="16"/>self.current_cmd = Twist()</text:p>
      <text:p text:style-name="P1"><text:s text:c="16"/>self.get_logger().info(f"↩️ SHIFT done → TURN2 target={math.degrees(self.turn_target_yaw):.1f}°")</text:p>
      <text:p text:style-name="P1"><text:soft-page-break/></text:p>
      <text:p text:style-name="P1"><text:s text:c="8"/># --- TURN2 ---</text:p>
      <text:p text:style-name="P1"><text:s text:c="8"/>elif self.state == 'TURN2':</text:p>
      <text:p text:style-name="P1"><text:s text:c="12"/>err = ang_norm(self.turn_target_yaw - yaw)</text:p>
      <text:p text:style-name="P1"><text:s text:c="12"/>if abs(err) &lt; self.yaw_tol:</text:p>
      <text:p text:style-name="P1"><text:s text:c="16"/>self.current_lane += 1</text:p>
      <text:p text:style-name="P1"><text:s text:c="16"/>self.state = 'STRAIGHT'</text:p>
      <text:p text:style-name="P1"><text:s text:c="16"/>self.current_cmd = Twist()</text:p>
      <text:p text:style-name="P1"><text:s text:c="16"/>self.get_logger().info(f"🏁 Lane {lane_num} complete → starting lane {self.current_lane + 1}")</text:p>
      <text:p text:style-name="P1"><text:s text:c="16"/>self.lane_ref_y = None</text:p>
      <text:p text:style-name="P1"><text:s text:c="16"/>self.lane_ref_x = None</text:p>
      <text:p text:style-name="P1"><text:s text:c="16"/>self.shift_start_y = None</text:p>
      <text:p text:style-name="P1"><text:s text:c="16"/>self.turn_target_yaw = None</text:p>
      <text:p text:style-name="P1"><text:s text:c="12"/>else:</text:p>
      <text:p text:style-name="P1"><text:s text:c="16"/>omega = clamp(self.kp_turn * err, -self.angular_speed, self.angular_speed)</text:p>
      <text:p text:style-name="P1"><text:s text:c="16"/>self.current_cmd.linear.x = 0.0</text:p>
      <text:p text:style-name="P1"><text:s text:c="16"/>self.current_cmd.angular.z = omega</text:p>
      <text:p text:style-name="P1"/>
      <text:p text:style-name="P1">def main(args=None):</text:p>
      <text:p text:style-name="P1"><text:s text:c="4"/>rclpy.init(args=args)</text:p>
      <text:p text:style-name="P1"><text:s text:c="4"/>node = InputAndCoverage()</text:p>
      <text:p text:style-name="P1"><text:s text:c="4"/>try:</text:p>
      <text:p text:style-name="P1"><text:s text:c="8"/>rclpy.spin(node)</text:p>
      <text:p text:style-name="P1"><text:s text:c="4"/>except KeyboardInterrupt:</text:p>
      <text:p text:style-name="P1"><text:s text:c="8"/>pass</text:p>
      <text:p text:style-name="P1"><text:s text:c="4"/>finally:</text:p>
      <text:p text:style-name="P1"><text:s text:c="8"/>node.destroy_node()</text:p>
      <text:p text:style-name="P1"><text:s text:c="8"/>rclpy.shutdown()</text:p>
      <text:p text:style-name="P1"/>
      <text:p text:style-name="P1">if __name__ == "__main__":</text:p>
      <text:p text:style-name="P1"><text:s text:c="4"/>main()</text:p>
      <text:p text:style-name="P1"/>
      <text:p text:style-name="P1"/>
      <text:p text:style-name="P1"><text:soft-page-break/>robot_gazebo_launch.py</text:p>
      <text:p text:style-name="P1">from launch import LaunchDescription</text:p>
      <text:p text:style-name="P1">from launch_ros.actions import Node</text:p>
      <text:p text:style-name="P1">from launch.actions import ExecuteProcess</text:p>
      <text:p text:style-name="P1">from ament_index_python.packages import get_package_share_directory</text:p>
      <text:p text:style-name="P1">import os</text:p>
      <text:p text:style-name="P1">import xacro</text:p>
      <text:p text:style-name="P1"/>
      <text:p text:style-name="P1">def generate_launch_description():</text:p>
      <text:p text:style-name="P1"><text:s text:c="4"/>pkg_share = get_package_share_directory('my_package')</text:p>
      <text:p text:style-name="P1"><text:s text:c="4"/>xacro_file = os.path.join(pkg_share, 'urdf', 'farm_robot.urdf.xacro')</text:p>
      <text:p text:style-name="P1"/>
      <text:p text:style-name="P1"><text:s text:c="4"/># Convert Xacro → URDF</text:p>
      <text:p text:style-name="P1"><text:s text:c="4"/>robot_description_config = xacro.process_file(xacro_file)</text:p>
      <text:p text:style-name="P1"><text:s text:c="4"/>robot_description = {"robot_description": robot_description_config.toxml()}</text:p>
      <text:p text:style-name="P1"/>
      <text:p text:style-name="P1"><text:s text:c="4"/>return LaunchDescription([</text:p>
      <text:p text:style-name="P1"><text:s text:c="8"/># Gazebo server</text:p>
      <text:p text:style-name="P1"><text:s text:c="8"/>ExecuteProcess(</text:p>
      <text:p text:style-name="P1"><text:s text:c="12"/>cmd=['gzserver', '--verbose', '-s', 'libgazebo_ros_factory.so'],</text:p>
      <text:p text:style-name="P1"><text:s text:c="12"/>output='screen'</text:p>
      <text:p text:style-name="P1"><text:s text:c="8"/>),</text:p>
      <text:p text:style-name="P1"/>
      <text:p text:style-name="P1"><text:s text:c="8"/># Gazebo client</text:p>
      <text:p text:style-name="P1"><text:s text:c="8"/>ExecuteProcess(</text:p>
      <text:p text:style-name="P1"><text:s text:c="12"/>cmd=['gzclient'],</text:p>
      <text:p text:style-name="P1"><text:s text:c="12"/>output='screen'</text:p>
      <text:p text:style-name="P1"><text:s text:c="8"/>),</text:p>
      <text:p text:style-name="P1"/>
      <text:p text:style-name="P1"><text:s text:c="8"/># Robot state publisher</text:p>
      <text:p text:style-name="P1"><text:s text:c="8"/>Node(</text:p>
      <text:p text:style-name="P1"><text:soft-page-break/><text:s text:c="12"/>package='robot_state_publisher',</text:p>
      <text:p text:style-name="P1"><text:s text:c="12"/>executable='robot_state_publisher',</text:p>
      <text:p text:style-name="P1"><text:s text:c="12"/>name='robot_state_publisher',</text:p>
      <text:p text:style-name="P1"><text:s text:c="12"/>output='screen',</text:p>
      <text:p text:style-name="P1"><text:s text:c="12"/>parameters=[robot_description]</text:p>
      <text:p text:style-name="P1"><text:s text:c="8"/>),</text:p>
      <text:p text:style-name="P1"/>
      <text:p text:style-name="P1"><text:s text:c="8"/># Input and coverage node (spawns robot and drives lanes)</text:p>
      <text:p text:style-name="P1"><text:s text:c="8"/>Node(</text:p>
      <text:p text:style-name="P1"><text:s text:c="12"/>package='my_package',</text:p>
      <text:p text:style-name="P1"><text:s text:c="12"/>executable='input_and_coverage',</text:p>
      <text:p text:style-name="P1"><text:s text:c="12"/>name='input_and_coverage',</text:p>
      <text:p text:style-name="P1"><text:s text:c="12"/>output='screen'</text:p>
      <text:p text:style-name="P1"><text:s text:c="8"/>),</text:p>
      <text:p text:style-name="P1"><text:s text:c="4"/>])</text:p>
      <text:p text:style-name="P1"/>
      <text:p text:style-name="P1"/>
      <text:p text:style-name="P1">farn_robot.urdf.xacro</text:p>
      <text:p text:style-name="P1">&lt;?xml version="1.0"?&gt;</text:p>
      <text:p text:style-name="P1">&lt;robot xmlns:xacro="http://ros.org/wiki/xacro" name="farm_robot"&gt;</text:p>
      <text:p text:style-name="P1"/>
      <text:p text:style-name="P1"><text:s text:c="2"/>&lt;!-- Robot body parameters --&gt;</text:p>
      <text:p text:style-name="P1"><text:s text:c="2"/>&lt;xacro:property name="base_length" value="0.6"/&gt;</text:p>
      <text:p text:style-name="P1"><text:s text:c="2"/>&lt;xacro:property name="base_width" <text:s/>value="0.4"/&gt;</text:p>
      <text:p text:style-name="P1"><text:s text:c="2"/>&lt;xacro:property name="base_height" value="0.2"/&gt;</text:p>
      <text:p text:style-name="P1"><text:s text:c="2"/>&lt;xacro:property name="wheel_radius" value="0.1"/&gt;</text:p>
      <text:p text:style-name="P1"><text:s text:c="2"/>&lt;xacro:property name="wheel_thickness" value="0.05"/&gt;</text:p>
      <text:p text:style-name="P1"/>
      <text:p text:style-name="P1"><text:s text:c="2"/>&lt;!-- Base link --&gt;</text:p>
      <text:p text:style-name="P1"><text:s text:c="2"/>&lt;link name="base_link"&gt;</text:p>
      <text:p text:style-name="P1"><text:s text:c="4"/>&lt;visual&gt;</text:p>
      <text:p text:style-name="P1"><text:s text:c="6"/>&lt;geometry&gt;</text:p>
      <text:p text:style-name="P1"><text:s text:c="8"/>&lt;box size="${base_length} ${base_width} ${base_height}"/&gt;</text:p>
      <text:p text:style-name="P1"><text:soft-page-break/><text:s text:c="6"/>&lt;/geometry&gt;</text:p>
      <text:p text:style-name="P1"><text:s text:c="6"/>&lt;material name="green"&gt;</text:p>
      <text:p text:style-name="P1"><text:s text:c="8"/>&lt;color rgba="0.1 0.6 0.1 1"/&gt;</text:p>
      <text:p text:style-name="P1"><text:s text:c="6"/>&lt;/material&gt;</text:p>
      <text:p text:style-name="P1"><text:s text:c="4"/>&lt;/visual&gt;</text:p>
      <text:p text:style-name="P1"><text:s text:c="4"/>&lt;collision&gt;</text:p>
      <text:p text:style-name="P1"><text:s text:c="6"/>&lt;geometry&gt;</text:p>
      <text:p text:style-name="P1"><text:s text:c="8"/>&lt;box size="${base_length} ${base_width} ${base_height}"/&gt;</text:p>
      <text:p text:style-name="P1"><text:s text:c="6"/>&lt;/geometry&gt;</text:p>
      <text:p text:style-name="P1"><text:s text:c="4"/>&lt;/collision&gt;</text:p>
      <text:p text:style-name="P1"><text:s text:c="4"/>&lt;inertial&gt;</text:p>
      <text:p text:style-name="P1"><text:s text:c="6"/>&lt;mass value="5.0"/&gt;</text:p>
      <text:p text:style-name="P1"><text:s text:c="6"/>&lt;inertia ixx="0.1" iyy="0.1" izz="0.1" ixy="0.0" ixz="0.0" iyz="0.0"/&gt;</text:p>
      <text:p text:style-name="P1"><text:s text:c="4"/>&lt;/inertial&gt;</text:p>
      <text:p text:style-name="P1"><text:s text:c="2"/>&lt;/link&gt;</text:p>
      <text:p text:style-name="P1"/>
      <text:p text:style-name="P1"><text:s text:c="2"/>&lt;!-- Wheel macro (handles powered or mimic) --&gt;</text:p>
      <text:p text:style-name="P1"><text:s text:c="2"/>&lt;xacro:macro name="wheel" params="name x y joint_name powered mimic_joint"&gt;</text:p>
      <text:p text:style-name="P1"><text:s text:c="4"/>&lt;link name="${name}"&gt;</text:p>
      <text:p text:style-name="P1"><text:s text:c="6"/>&lt;visual&gt;</text:p>
      <text:p text:style-name="P1"><text:s text:c="8"/>&lt;geometry&gt;</text:p>
      <text:p text:style-name="P1"><text:s text:c="10"/>&lt;cylinder radius="${wheel_radius}" length="${wheel_thickness}"/&gt;</text:p>
      <text:p text:style-name="P1"><text:s text:c="8"/>&lt;/geometry&gt;</text:p>
      <text:p text:style-name="P1"><text:s text:c="8"/>&lt;material name="black"&gt;</text:p>
      <text:p text:style-name="P1"><text:s text:c="10"/>&lt;color rgba="0.2 0.2 0.2 1"/&gt;</text:p>
      <text:p text:style-name="P1"><text:s text:c="8"/>&lt;/material&gt;</text:p>
      <text:p text:style-name="P1"><text:s text:c="8"/>&lt;origin rpy="1.5708 0 0"/&gt;</text:p>
      <text:p text:style-name="P1"><text:s text:c="6"/>&lt;/visual&gt;</text:p>
      <text:p text:style-name="P1"><text:s text:c="6"/>&lt;collision&gt;</text:p>
      <text:p text:style-name="P1"><text:s text:c="8"/>&lt;geometry&gt;</text:p>
      <text:p text:style-name="P1"><text:soft-page-break/><text:s text:c="10"/>&lt;cylinder radius="${wheel_radius}" length="${wheel_thickness}"/&gt;</text:p>
      <text:p text:style-name="P1"><text:s text:c="8"/>&lt;/geometry&gt;</text:p>
      <text:p text:style-name="P1"><text:s text:c="8"/>&lt;origin rpy="1.5708 0 0"/&gt;</text:p>
      <text:p text:style-name="P1"><text:s text:c="6"/>&lt;/collision&gt;</text:p>
      <text:p text:style-name="P1"><text:s text:c="6"/>&lt;inertial&gt;</text:p>
      <text:p text:style-name="P1"><text:s text:c="8"/>&lt;mass value="${0.8 if powered else 0.1}"/&gt;</text:p>
      <text:p text:style-name="P1"><text:s text:c="8"/>&lt;inertia ixx="0.002" iyy="0.002" izz="0.002" ixy="0.0" ixz="0.0" iyz="0.0"/&gt;</text:p>
      <text:p text:style-name="P1"><text:s text:c="6"/>&lt;/inertial&gt;</text:p>
      <text:p text:style-name="P1"><text:s text:c="6"/>&lt;gazebo reference="${name}"&gt;</text:p>
      <text:p text:style-name="P1"><text:s text:c="8"/>&lt;mu1&gt;1.0&lt;/mu1&gt;</text:p>
      <text:p text:style-name="P1"><text:s text:c="8"/>&lt;mu2&gt;1.0&lt;/mu2&gt;</text:p>
      <text:p text:style-name="P1"><text:s text:c="8"/>&lt;damping&gt;0.2&lt;/damping&gt;</text:p>
      <text:p text:style-name="P1"><text:s text:c="8"/>&lt;material&gt;Gazebo/Black&lt;/material&gt;</text:p>
      <text:p text:style-name="P1"><text:s text:c="6"/>&lt;/gazebo&gt;</text:p>
      <text:p text:style-name="P1"><text:s text:c="4"/>&lt;/link&gt;</text:p>
      <text:p text:style-name="P1"/>
      <text:p text:style-name="P1"><text:s text:c="4"/>&lt;joint name="${joint_name}" type="continuous"&gt;</text:p>
      <text:p text:style-name="P1"><text:s text:c="6"/>&lt;parent link="base_link"/&gt;</text:p>
      <text:p text:style-name="P1"><text:s text:c="6"/>&lt;child link="${name}"/&gt;</text:p>
      <text:p text:style-name="P1"><text:s text:c="6"/>&lt;origin xyz="${x} ${y} ${wheel_radius - base_height/2}" rpy="0 0 0"/&gt;</text:p>
      <text:p text:style-name="P1"><text:s text:c="6"/>&lt;axis xyz="0 1 0"/&gt;</text:p>
      <text:p text:style-name="P1"><text:s text:c="6"/>&lt;xacro:if value="${not powered}"&gt;</text:p>
      <text:p text:style-name="P1"><text:s text:c="8"/>&lt;mimic joint="${mimic_joint}" multiplier="1.0"/&gt;</text:p>
      <text:p text:style-name="P1"><text:s text:c="6"/>&lt;/xacro:if&gt;</text:p>
      <text:p text:style-name="P1"><text:s text:c="4"/>&lt;/joint&gt;</text:p>
      <text:p text:style-name="P1"><text:s text:c="2"/>&lt;/xacro:macro&gt;</text:p>
      <text:p text:style-name="P1"/>
      <text:p text:style-name="P1"><text:s text:c="2"/>&lt;!-- Rear wheels (powered) --&gt;</text:p>
      <text:p text:style-name="P1"><text:s text:c="2"/>&lt;xacro:wheel name="rear_left_wheel" <text:s/>x="${-base_length/2 + wheel_radius}" y="${ base_width/2}" <text:s/>joint_name="rear_left_wheel_joint" powered="true" <text:s/>mimic_joint=""/&gt;</text:p>
      <text:p text:style-name="P1"><text:soft-page-break/><text:s text:c="2"/>&lt;xacro:wheel name="rear_right_wheel" x="${-base_length/2 + wheel_radius}" y="${-base_width/2}" <text:s/>joint_name="rear_right_wheel_joint" powered="true" <text:s/>mimic_joint=""/&gt;</text:p>
      <text:p text:style-name="P1"/>
      <text:p text:style-name="P1"><text:s text:c="2"/>&lt;!-- Front wheels (mimic rear) --&gt;</text:p>
      <text:p text:style-name="P1"><text:s text:c="2"/>&lt;xacro:wheel name="front_left_wheel" <text:s/>x="${base_length/2 - wheel_radius}" y="${ base_width/2}" <text:s/>joint_name="front_left_wheel_joint" powered="false" mimic_joint="rear_left_wheel_joint"/&gt;</text:p>
      <text:p text:style-name="P1"><text:s text:c="2"/>&lt;xacro:wheel name="front_right_wheel" x="${base_length/2 - wheel_radius}" y="${-base_width/2}" <text:s/>joint_name="front_right_wheel_joint" powered="false" mimic_joint="rear_right_wheel_joint"/&gt;</text:p>
      <text:p text:style-name="P1"/>
      <text:p text:style-name="P1"><text:s text:c="2"/>&lt;!-- Diff drive plugin --&gt;</text:p>
      <text:p text:style-name="P1"><text:s text:c="2"/>&lt;gazebo&gt;</text:p>
      <text:p text:style-name="P1"><text:s text:c="4"/>&lt;plugin name="diff_drive" filename="libgazebo_ros_diff_drive.so"&gt;</text:p>
      <text:p text:style-name="P1"><text:s text:c="6"/>&lt;ros&gt;</text:p>
      <text:p text:style-name="P1"><text:s text:c="8"/>&lt;namespace&gt;/&lt;/namespace&gt;</text:p>
      <text:p text:style-name="P1"><text:s text:c="8"/>&lt;remapping&gt;cmd_vel:=cmd_vel&lt;/remapping&gt;</text:p>
      <text:p text:style-name="P1"><text:s text:c="8"/>&lt;remapping&gt;odom:=odom&lt;/remapping&gt;</text:p>
      <text:p text:style-name="P1"><text:s text:c="6"/>&lt;/ros&gt;</text:p>
      <text:p text:style-name="P1"><text:s text:c="6"/>&lt;update_rate&gt;50&lt;/update_rate&gt;</text:p>
      <text:p text:style-name="P1"><text:s text:c="6"/>&lt;left_joint&gt;rear_left_wheel_joint&lt;/left_joint&gt;</text:p>
      <text:p text:style-name="P1"><text:s text:c="6"/>&lt;right_joint&gt;rear_right_wheel_joint&lt;/right_joint&gt;</text:p>
      <text:p text:style-name="P1"><text:s text:c="6"/>&lt;wheel_separation&gt;${base_width}&lt;/wheel_separation&gt;</text:p>
      <text:p text:style-name="P1"><text:s text:c="6"/>&lt;wheel_diameter&gt;${2 * wheel_radius}&lt;/wheel_diameter&gt;</text:p>
      <text:p text:style-name="P1"><text:s text:c="6"/>&lt;max_wheel_torque&gt;50.0&lt;/max_wheel_torque&gt;</text:p>
      <text:p text:style-name="P1"><text:s text:c="6"/>&lt;max_wheel_acceleration&gt;10.0&lt;/max_wheel_acceleration&gt;</text:p>
      <text:p text:style-name="P1"><text:s text:c="6"/>&lt;max_velocity&gt;2.0&lt;/max_velocity&gt;</text:p>
      <text:p text:style-name="P1"><text:s text:c="6"/>&lt;publish_odom&gt;true&lt;/publish_odom&gt;</text:p>
      <text:p text:style-name="P1"><text:s text:c="6"/>&lt;publish_tf&gt;true&lt;/publish_tf&gt;</text:p>
      <text:p text:style-name="P1"><text:s text:c="4"/>&lt;/plugin&gt;</text:p>
      <text:p text:style-name="P1"><text:soft-page-break/><text:s text:c="2"/>&lt;/gazebo&gt;</text:p>
      <text:p text:style-name="P1"/>
      <text:p text:style-name="P1">&lt;/robot&gt;</text:p>
      <text:p text:style-name="P1"/>
      <text:p text:style-name="P1">package.xml</text:p>
      <text:p text:style-name="P1">&lt;?xml version="1.0"?&gt;</text:p>
      <text:p text:style-name="P1">&lt;?xml-model href="http://download.ros.org/schema/package_format3.xsd" schematypens="http://www.w3.org/2001/XMLSchema"?&gt;</text:p>
      <text:p text:style-name="P1">&lt;package format="3"&gt;</text:p>
      <text:p text:style-name="P1"><text:s text:c="2"/>&lt;name&gt;my_package&lt;/name&gt;</text:p>
      <text:p text:style-name="P1"><text:s text:c="2"/>&lt;version&gt;0.0.1&lt;/version&gt;</text:p>
      <text:p text:style-name="P1"><text:s text:c="2"/>&lt;description&gt;ROS2 package for farm robot with coverage and field simulation&lt;/description&gt;</text:p>
      <text:p text:style-name="P1"><text:s text:c="2"/>&lt;maintainer email="veer@todo.todo"&gt;Veeraj Bagmar&lt;/maintainer&gt;</text:p>
      <text:p text:style-name="P1"><text:s text:c="2"/>&lt;license&gt;MIT&lt;/license&gt;</text:p>
      <text:p text:style-name="P1"/>
      <text:p text:style-name="P1"><text:s text:c="2"/>&lt;!-- Runtime dependencies --&gt;</text:p>
      <text:p text:style-name="P1"><text:s text:c="2"/>&lt;depend&gt;rclpy&lt;/depend&gt;</text:p>
      <text:p text:style-name="P1"><text:s text:c="2"/>&lt;depend&gt;std_msgs&lt;/depend&gt;</text:p>
      <text:p text:style-name="P1"><text:s text:c="2"/>&lt;depend&gt;geometry_msgs&lt;/depend&gt;</text:p>
      <text:p text:style-name="P1"><text:s text:c="2"/>&lt;depend&gt;nav_msgs&lt;/depend&gt;</text:p>
      <text:p text:style-name="P1"><text:s text:c="2"/>&lt;depend&gt;gazebo_msgs&lt;/depend&gt;</text:p>
      <text:p text:style-name="P1"><text:s text:c="2"/>&lt;depend&gt;tf_transformations&lt;/depend&gt;</text:p>
      <text:p text:style-name="P1"/>
      <text:p text:style-name="P1"><text:s text:c="2"/>&lt;!-- Test dependencies --&gt;</text:p>
      <text:p text:style-name="P1"><text:s text:c="2"/>&lt;test_depend&gt;ament_copyright&lt;/test_depend&gt;</text:p>
      <text:p text:style-name="P1"><text:s text:c="2"/>&lt;test_depend&gt;ament_flake8&lt;/test_depend&gt;</text:p>
      <text:p text:style-name="P1"><text:s text:c="2"/>&lt;test_depend&gt;ament_pep257&lt;/test_depend&gt;</text:p>
      <text:p text:style-name="P1"><text:s text:c="2"/>&lt;test_depend&gt;python3-pytest&lt;/test_depend&gt;</text:p>
      <text:p text:style-name="P1"/>
      <text:p text:style-name="P1"><text:s text:c="2"/>&lt;export&gt;</text:p>
      <text:p text:style-name="P1"><text:s text:c="4"/>&lt;build_type&gt;ament_python&lt;/build_type&gt;</text:p>
      <text:p text:style-name="P1"><text:s text:c="2"/>&lt;/export&gt;</text:p>
      <text:p text:style-name="P1"><text:soft-page-break/>&lt;/package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4:28:38.008098864</meta:creation-date>
    <dc:date>2025-12-12T14:29:27.241016568</dc:date>
    <meta:editing-duration>PT49S</meta:editing-duration>
    <meta:editing-cycles>1</meta:editing-cycles>
    <meta:document-statistic meta:table-count="0" meta:image-count="0" meta:object-count="0" meta:page-count="18" meta:paragraph-count="453" meta:word-count="1429" meta:character-count="17962" meta:non-whitespace-character-count="13444"/>
    <meta:generator>LibreOffice/7.3.7.2$Linux_X86_64 LibreOffice_project/30$Build-2</meta:generator>
  </office:meta>
</office:document-meta>
</file>